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pt" style:language-asian="hi" style:country-asian="IN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8pt" fo:language="de" fo:country="DE" fo:text-shadow="none" style:text-underline-mode="continuous" style:text-overline-mode="continuous" style:text-line-through-mode="continuous" style:font-name-asian="Lohit Devanagari" style:font-size-asian="8pt" style:language-asian="hi" style:country-asian="I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style:text-outline="false" style:text-line-through-style="none" style:text-line-through-type="none" style:font-name="Free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FreeSerif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style:font-name="F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emphasize="none" style:letter-kerning="true" fo:language="de" fo:country="DE" style:font-size-asian="10.5pt" style:font-size-complex="10.5pt" style:font-weight-asian="normal" style:text-line-through-type="none" fo:font-style="normal" style:font-style-asian="normal" style:font-style-complex="normal" style:language-asian="hi" style:country-asian="IN" fo:font-weight="normal" style:text-underline-style="none" style:text-underline-color="font-color" style:font-weight-complex="normal" style:text-outline="false" fo:text-shadow="none" style:use-window-font-color="true" style:font-name-asian="Lohit Devanagari"/>
    </style:style>
    <style:style style:name="T3" style:family="text">
      <style:text-properties style:text-emphasize="none" style:letter-kerning="true" fo:language="de" fo:country="DE" style:font-size-asian="10.5pt" style:font-size-complex="10.5pt" style:font-weight-asian="normal" style:text-line-through-type="none" fo:font-style="normal" style:font-style-asian="normal" style:font-style-complex="normal" style:language-asian="hi" style:country-asian="IN" fo:font-weight="normal" style:font-weight-complex="normal" style:text-outline="false" fo:text-shadow="none" style:use-window-font-color="true" style:font-name-asian="Lohit Devanagari" style:text-underline-style="solid" style:text-underline-width="auto" style:text-underline-color="font-color"/>
    </style:style>
    <style:style style:name="T4" style:family="text">
      <style:text-properties style:text-emphasize="none" style:letter-kerning="true" fo:language="de" fo:country="DE" style:font-size-asian="10.5pt" style:font-size-complex="10.5pt" style:font-weight-asian="normal" style:text-line-through-type="none" fo:font-style="normal" style:font-style-asian="normal" style:font-style-complex="normal" style:language-asian="hi" style:country-asian="IN" fo:font-weight="normal" style:font-weight-complex="normal" style:text-outline="false" fo:text-shadow="none" style:use-window-font-color="true" style:font-name-asian="Lohit Devanagari" style:text-underline-style="none" style:text-underline-color="font-color"/>
    </style:style>
    <style:style style:name="T5" style:family="text">
      <style:text-properties style:text-emphasize="none" style:letter-kerning="true" fo:language="de" fo:country="DE" style:font-size-complex="10.5pt" style:text-line-through-type="none" style:font-style-complex="normal" style:language-asian="hi" style:country-asian="IN" style:font-weight-complex="normal" style:text-outline="false" fo:text-shadow="none" style:use-window-font-color="true" style:font-name-asian="Lohit Devanagari" style:text-underline-style="none" style:text-underline-color="font-color" style:font-name="Liberation Serif;Times New Roman" style:font-name-complex="Liberation Serif;Times New Roman" style:font-size-asian="12pt"/>
    </style:style>
    <style:style style:name="T6" style:family="text">
      <style:text-properties style:text-emphasize="none" style:letter-kerning="true" fo:language="de" fo:country="DE" style:font-size-complex="10.5pt" style:text-line-through-type="none" style:font-style-complex="normal" style:language-asian="hi" style:country-asian="IN" style:font-weight-complex="normal" style:text-outline="false" fo:text-shadow="none" style:use-window-font-color="true" style:font-name-asian="Lohit Devanagari" style:text-underline-style="none" style:text-underline-color="font-color" style:font-style-asian="normal" style:font-weight-asian="normal" style:font-size-asian="10.5pt" fo:font-style="normal" fo:font-weight="normal"/>
    </style:style>
    <style:style style:name="T7" style:family="text">
      <style:text-properties style:text-emphasize="none" style:letter-kerning="true" fo:language="de" fo:country="DE" style:font-size-complex="10.5pt" style:text-line-through-type="none" style:font-style-complex="normal" style:language-asian="hi" style:country-asian="IN" style:font-weight-complex="normal" style:text-outline="false" fo:text-shadow="none" style:use-window-font-color="true" style:font-name-asian="Lohit Devanagari" style:text-underline-style="none" style:text-underline-color="font-color" style:font-name="Liberation Serif;Times New Roman" style:font-size-asian="12pt" style:font-name-complex="Liberation Serif;Times New Roman"/>
    </style:style>
    <style:style style:name="T8" style:family="text">
      <style:text-properties style:text-emphasize="none" style:letter-kerning="true" fo:language="de" fo:country="DE" style:font-size-complex="10.5pt" style:text-line-through-type="none" style:font-style-complex="normal" style:language-asian="hi" style:country-asian="IN" style:font-weight-complex="normal" style:text-outline="false" fo:text-shadow="none" style:use-window-font-color="true" style:font-name-asian="Lohit Devanagari" style:text-underline-style="none" style:text-underline-color="font-color" fo:font-weight="normal" fo:font-style="normal" style:font-size-asian="10.5pt" style:font-weight-asian="normal" style:font-style-asian="normal"/>
    </style:style>
    <style:style style:name="T9" style:family="text">
      <style:text-properties style:text-emphasize="none" style:font-name="FreeSerif" style:text-underline-style="none" style:text-underline-color="font-color" style:text-line-through-type="none" style:text-outline="false" fo:text-shadow="none" style:letter-kerning="true" fo:color="#000000" style:language-asian="hi" style:country-asian="IN" style:font-name-asian="Lohit Devanagari" style:font-name-complex="FreeSerif" style:font-size-asian="12pt" style:font-size-complex="12pt" style:font-weight-complex="bold" style:font-style-complex="normal" fo:language="de" fo:country="DE"/>
    </style:style>
    <style:style style:name="T10" style:family="text">
      <style:text-properties style:text-emphasize="none" style:font-name="FreeSerif" style:text-underline-style="none" style:text-underline-color="font-color" style:text-line-through-type="none" style:text-outline="false" fo:text-shadow="none" style:letter-kerning="true" style:language-asian="hi" style:country-asian="IN" style:font-name-asian="Lohit Devanagari" style:font-name-complex="FreeSerif" style:font-size-asian="12pt" style:font-size-complex="12pt" style:font-style-complex="normal" fo:language="de" fo:country="DE" style:use-window-font-color="true" style:font-weight-complex="normal"/>
    </style:style>
    <style:style style:name="T11" style:family="text">
      <style:text-properties style:text-emphasize="none" style:font-name="FreeSerif" style:text-underline-style="none" style:text-underline-color="font-color" style:text-line-through-type="none" style:text-outline="false" fo:text-shadow="none" style:letter-kerning="true" style:language-asian="hi" style:country-asian="IN" style:font-name-asian="Lohit Devanagari" style:font-name-complex="FreeSerif" style:font-size-asian="12pt" style:font-size-complex="12pt" style:font-style-complex="normal" fo:language="de" fo:country="DE" style:use-window-font-color="tr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number-columns-repeated="12" table:default-cell-style-name="ce11"/>
        <table:table-column table:style-name="co3" table:default-cell-style-name="ce11"/>
        <table:table-column table:style-name="co2" table:number-columns-repeated="12" table:default-cell-style-name="ce11"/>
        <table:table-column table:style-name="co4" table:number-columns-repeated="971" table:default-cell-style-name="ce11"/>
        <table:table-row table:style-name="ro1">
          <table:table-cell table:style-name="ce1"/>
          <table:table-cell table:style-name="ce5" table:number-columns-spanned="12" table:number-rows-spanned="1"/>
          <table:covered-table-cell table:number-columns-repeated="11"/>
          <table:table-cell/>
          <table:table-cell table:style-name="ce5" table:number-columns-spanned="12" table:number-rows-spanned="1"/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7">□</text:span><text:span text:style-name="T8"> Month</text:span></text:p>
          </table:table-cell>
          <table:covered-table-cell table:number-columns-repeated="11"/>
          <table:table-cell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7">□</text:span><text:span text:style-name="T8"> Month</text:span></text:p>
          </table:table-cell>
          <table:covered-table-cell table:number-columns-repeated="11"/>
          <table:table-cell table:number-columns-repeated="971"/>
        </table:table-row>
        <table:table-row table:style-name="ro2">
          <table:table-cell table:style-name="ce2"/>
          <table:table-cell table:style-name="ce8" table:number-columns-repeated="12"/>
          <table:table-cell table:number-columns-repeated="984"/>
        </table:table-row>
        <table:table-row table:style-name="ro3">
          <table:table-cell table:style-name="ce3"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 table:style-name="ce15"/>
          <table:table-cell table:number-columns-repeated="970"/>
        </table:table-row>
        <table:table-row table:style-name="ro3">
          <table:table-cell table:style-name="ce3" office:value-type="string" calcext:value-type="string">
            <text:p>1<text:span text:style-name="T1">st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5<text:span text:style-name="T1">th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31<text:span text:style-name="T1">st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number-columns-repeated="997"/>
        </table:table-row>
        <table:table-row table:style-name="ro1">
          <table:table-cell table:style-name="ce1"/>
          <table:table-cell table:style-name="ce5" table:number-columns-spanned="12" table:number-rows-spanned="1"/>
          <table:covered-table-cell table:number-columns-repeated="11"/>
          <table:table-cell/>
          <table:table-cell table:style-name="ce5" table:number-columns-spanned="12" table:number-rows-spanned="1"/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7">□</text:span><text:span text:style-name="T8"> Month</text:span></text:p>
          </table:table-cell>
          <table:covered-table-cell table:number-columns-repeated="11"/>
          <table:table-cell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7">□</text:span><text:span text:style-name="T8"> Month</text:span></text:p>
          </table:table-cell>
          <table:covered-table-cell table:number-columns-repeated="11"/>
          <table:table-cell table:number-columns-repeated="971"/>
        </table:table-row>
        <table:table-row table:style-name="ro2">
          <table:table-cell table:style-name="ce2"/>
          <table:table-cell table:style-name="ce8" table:number-columns-repeated="12"/>
          <table:table-cell table:number-columns-repeated="984"/>
        </table:table-row>
        <table:table-row table:style-name="ro3">
          <table:table-cell table:style-name="ce3"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<text:span text:style-name="T1">st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5<text:span text:style-name="T1">th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31<text:span text:style-name="T1">st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number-columns-repeated="997"/>
        </table:table-row>
        <table:table-row table:style-name="ro1">
          <table:table-cell table:style-name="ce1"/>
          <table:table-cell table:style-name="ce5" table:number-columns-spanned="12" table:number-rows-spanned="1"/>
          <table:covered-table-cell table:number-columns-repeated="11"/>
          <table:table-cell/>
          <table:table-cell table:style-name="ce5" table:number-columns-spanned="12" table:number-rows-spanned="1"/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7">□</text:span><text:span text:style-name="T8"> Month</text:span></text:p>
          </table:table-cell>
          <table:covered-table-cell table:number-columns-repeated="11"/>
          <table:table-cell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7">□</text:span><text:span text:style-name="T8"> Month</text:span></text:p>
          </table:table-cell>
          <table:covered-table-cell table:number-columns-repeated="11"/>
          <table:table-cell table:number-columns-repeated="971"/>
        </table:table-row>
        <table:table-row table:style-name="ro2">
          <table:table-cell table:style-name="ce2"/>
          <table:table-cell table:style-name="ce8" table:number-columns-repeated="12"/>
          <table:table-cell table:number-columns-repeated="984"/>
        </table:table-row>
        <table:table-row table:style-name="ro3">
          <table:table-cell table:style-name="ce3"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table:number-columns-repeated="2" table:style-name="ce9" office:value-type="string" calcext:value-type="string">
            <text:p>J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13" office:value-type="string" calcext:value-type="string">
            <text:p>D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<text:span text:style-name="T1">st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5<text:span text:style-name="T1">th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31<text:span text:style-name="T1">st</text:span></text:p>
          </table:table-cell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/>
          <table:table-cell table:number-columns-repeated="11" table:style-name="ce10" office:value-type="string" calcext:value-type="string">
            <text:p>◌</text:p>
          </table:table-cell>
          <table:table-cell table:style-name="ce14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number-columns-repeated="997"/>
        </table:table-row>
        <table:table-row table:style-name="ro3">
          <table:table-cell/>
          <table:table-cell table:style-name="ce12" office:value-type="string" calcext:value-type="string" table:number-columns-spanned="25" table:number-rows-spanned="1">
            <text:p><text:span text:style-name="T9">◌ </text:span><text:span text:style-name="T10">Nothing to do / ○ On due / </text:span><text:span text:style-name="T11">–</text:span><text:span text:style-name="T10"> Not done / ☓ Completed</text:span></text:p>
          </table:table-cell>
          <table:covered-table-cell table:number-columns-repeated="24"/>
          <table:table-cell table:number-columns-repeated="971"/>
        </table:table-row>
        <table:table-row table:style-name="ro3" table:number-rows-repeated="1048547">
          <table:table-cell table:number-columns-repeated="997"/>
        </table:table-row>
        <table:table-row table:style-name="ro3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ohit Devanagari" svg:font-family="'Lohit Devanagar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0.5cm" fo:page-height="14.801cm" fo:margin-top="0.499cm" fo:margin-bottom="0.499cm" fo:margin-left="0.801cm" fo:margin-right="0.801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05:22.964430366</meta:creation-date>
    <meta:print-date>2021-04-03T11:30:10.555490766</meta:print-date>
    <dc:date>2021-04-03T11:35:26.168139257</dc:date>
    <meta:editing-duration>PT4M58S</meta:editing-duration>
    <meta:editing-cycles>1</meta:editing-cycles>
    <meta:document-statistic meta:table-count="1" meta:cell-count="310" meta:object-count="0"/>
    <meta:generator>LibreOffice/6.4.6.2$Linux_X86_64 LibreOffice_project/40$Build-2</meta:generator>
  </office:meta>
</office:document-meta>
</file>